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text-properties officeooo:rsid="00050dfb" officeooo:paragraph-rsid="00050dfb"/>
    </style:style>
    <style:style style:name="P2" style:family="paragraph" style:parent-style-name="Standard">
      <style:paragraph-properties fo:text-align="start" style:justify-single-word="false"/>
      <style:text-properties officeooo:rsid="00158f48" officeooo:paragraph-rsid="00158f48"/>
    </style:style>
    <style:style style:name="P3" style:family="paragraph" style:parent-style-name="Standard">
      <style:paragraph-properties fo:text-align="start" style:justify-single-word="false"/>
      <style:text-properties fo:font-weight="bold" officeooo:rsid="00158f48" officeooo:paragraph-rsid="00158f48" style:font-weight-asian="bold" style:font-weight-complex="bold"/>
    </style:style>
    <style:style style:name="P4" style:family="paragraph" style:parent-style-name="Standard">
      <style:paragraph-properties fo:text-align="start" style:justify-single-word="false"/>
      <style:text-properties officeooo:rsid="0015ca5a" officeooo:paragraph-rsid="0015ca5a"/>
    </style:style>
    <style:style style:name="P5" style:family="paragraph" style:parent-style-name="Standard" style:list-style-name="L1">
      <style:paragraph-properties fo:text-align="start" style:justify-single-word="false"/>
      <style:text-properties officeooo:rsid="00158f48" officeooo:paragraph-rsid="00158f48"/>
    </style:style>
    <style:style style:name="P6" style:family="paragraph" style:parent-style-name="Standard" style:list-style-name="L2">
      <style:paragraph-properties fo:text-align="start" style:justify-single-word="false"/>
      <style:text-properties officeooo:rsid="00158f48" officeooo:paragraph-rsid="00158f48"/>
    </style:style>
    <style:style style:name="P7" style:family="paragraph" style:parent-style-name="Standard" style:list-style-name="L2">
      <style:paragraph-properties fo:text-align="start" style:justify-single-word="false"/>
      <style:text-properties officeooo:paragraph-rsid="00158f48"/>
    </style:style>
    <style:style style:name="P8" style:family="paragraph" style:parent-style-name="Standard" style:list-style-name="L2">
      <style:paragraph-properties fo:text-align="start" style:justify-single-word="false"/>
      <style:text-properties fo:font-style="normal" officeooo:rsid="001a4c28" officeooo:paragraph-rsid="001a4c28" style:font-style-asian="normal" style:font-style-complex="normal"/>
    </style:style>
    <style:style style:name="P9" style:family="paragraph" style:parent-style-name="Standard" style:list-style-name="L3">
      <style:paragraph-properties fo:text-align="start" style:justify-single-word="false"/>
      <style:text-properties officeooo:rsid="00050dfb" officeooo:paragraph-rsid="00050dfb"/>
    </style:style>
    <style:style style:name="P10" style:family="paragraph" style:parent-style-name="Standard" style:list-style-name="L3">
      <style:paragraph-properties fo:text-align="start" style:justify-single-word="false"/>
      <style:text-properties officeooo:rsid="001a7711" officeooo:paragraph-rsid="001a7711"/>
    </style:style>
    <style:style style:name="P11" style:family="paragraph" style:parent-style-name="Standard" style:list-style-name="L4">
      <style:paragraph-properties fo:text-align="start" style:justify-single-word="false"/>
      <style:text-properties officeooo:rsid="0015ca5a" officeooo:paragraph-rsid="0015ca5a"/>
    </style:style>
    <style:style style:name="P12" style:family="paragraph" style:parent-style-name="Standard" style:list-style-name="L4">
      <style:paragraph-properties fo:text-align="start" style:justify-single-word="false"/>
      <style:text-properties officeooo:rsid="001951de" officeooo:paragraph-rsid="001951de"/>
    </style:style>
    <style:style style:name="P13" style:family="paragraph" style:parent-style-name="Standard">
      <style:paragraph-properties fo:text-align="start" style:justify-single-word="false"/>
      <style:text-properties officeooo:rsid="000159a2" officeooo:paragraph-rsid="001d2391"/>
    </style:style>
    <style:style style:name="P14" style:family="paragraph" style:parent-style-name="Standard">
      <style:text-properties officeooo:rsid="000159a2" officeooo:paragraph-rsid="001d2391"/>
    </style:style>
    <style:style style:name="P15" style:family="paragraph" style:parent-style-name="Standard">
      <style:text-properties officeooo:rsid="000159a2" officeooo:paragraph-rsid="00283721"/>
    </style:style>
    <style:style style:name="P16" style:family="paragraph" style:parent-style-name="Standard">
      <style:text-properties officeooo:rsid="0002f4d4" officeooo:paragraph-rsid="001d2391"/>
    </style:style>
    <style:style style:name="P17" style:family="paragraph" style:parent-style-name="Standard">
      <style:paragraph-properties fo:text-align="center" style:justify-single-word="false"/>
      <style:text-properties officeooo:rsid="000415cd" officeooo:paragraph-rsid="000415cd"/>
    </style:style>
    <style:style style:name="P18" style:family="paragraph" style:parent-style-name="Standard" style:master-page-name="">
      <loext:graphic-properties draw:fill="none"/>
      <style:paragraph-properties fo:margin-left="0cm" fo:margin-right="0cm" fo:text-indent="1.401cm" style:auto-text-indent="false" style:page-number="auto" fo:background-color="transparent"/>
      <style:text-properties officeooo:rsid="002120fd" officeooo:paragraph-rsid="002120fd"/>
    </style:style>
    <style:style style:name="P19" style:family="paragraph" style:parent-style-name="Standard">
      <loext:graphic-properties draw:fill="none"/>
      <style:paragraph-properties fo:margin-left="0cm" fo:margin-right="0cm" fo:text-indent="1.401cm" style:auto-text-indent="false" fo:background-color="transparent"/>
      <style:text-properties officeooo:rsid="002120fd" officeooo:paragraph-rsid="002120fd"/>
    </style:style>
    <style:style style:name="P20" style:family="paragraph" style:parent-style-name="Standard">
      <loext:graphic-properties draw:fill="none"/>
      <style:paragraph-properties fo:margin-left="0cm" fo:margin-right="0cm" fo:text-indent="1.401cm" style:auto-text-indent="false" fo:background-color="transparent"/>
      <style:text-properties officeooo:rsid="00256d71" officeooo:paragraph-rsid="00256d71"/>
    </style:style>
    <style:style style:name="P21" style:family="paragraph" style:parent-style-name="Standard">
      <loext:graphic-properties draw:fill="none"/>
      <style:paragraph-properties fo:margin-left="0cm" fo:margin-right="0cm" fo:text-indent="1.401cm" style:auto-text-indent="false" fo:background-color="transparent"/>
      <style:text-properties officeooo:rsid="0027433d" officeooo:paragraph-rsid="0027433d"/>
    </style:style>
    <style:style style:name="P22" style:family="paragraph" style:parent-style-name="Standard" style:list-style-name="L5">
      <loext:graphic-properties draw:fill="none"/>
      <style:paragraph-properties fo:margin-left="0cm" fo:margin-right="0cm" fo:text-indent="1.401cm" style:auto-text-indent="false" fo:background-color="transparent"/>
      <style:text-properties officeooo:rsid="000354ce" officeooo:paragraph-rsid="00283721"/>
    </style:style>
    <style:style style:name="P23" style:family="paragraph" style:parent-style-name="Standard">
      <loext:graphic-properties draw:fill="none"/>
      <style:paragraph-properties fo:margin-left="0cm" fo:margin-right="0cm" fo:text-indent="1.401cm" style:auto-text-indent="false" fo:background-color="transparent"/>
      <style:text-properties officeooo:rsid="00283721" officeooo:paragraph-rsid="00283721"/>
    </style:style>
    <style:style style:name="T1" style:family="text">
      <style:text-properties officeooo:rsid="00158f48"/>
    </style:style>
    <style:style style:name="T2" style:family="text">
      <style:text-properties fo:font-style="italic" officeooo:rsid="00158f48" style:font-style-asian="italic" style:font-style-complex="italic"/>
    </style:style>
    <style:style style:name="T3" style:family="text">
      <style:text-properties fo:font-style="italic" officeooo:rsid="00187116" style:font-style-asian="italic" style:font-style-complex="italic"/>
    </style:style>
    <style:style style:name="T4" style:family="text">
      <style:text-properties fo:font-style="italic" officeooo:rsid="002213e8" style:font-style-asian="italic" style:font-style-complex="italic"/>
    </style:style>
    <style:style style:name="T5" style:family="text">
      <style:text-properties officeooo:rsid="00187116"/>
    </style:style>
    <style:style style:name="T6" style:family="text">
      <style:text-properties officeooo:rsid="000354ce"/>
    </style:style>
    <style:style style:name="T7" style:family="text">
      <style:text-properties officeooo:rsid="002213e8"/>
    </style:style>
    <style:style style:name="T8" style:family="text">
      <style:text-properties fo:font-style="normal" style:font-style-asian="normal" style:font-style-complex="normal"/>
    </style:style>
    <style:style style:name="T9" style:family="text">
      <style:text-properties fo:font-style="normal" officeooo:rsid="002213e8" style:font-style-asian="normal" style:font-style-complex="normal"/>
    </style:style>
    <style:style style:name="T10" style:family="text">
      <style:text-properties fo:font-style="normal" officeooo:rsid="00256d71"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PhD Proposal</text:p>
      <text:p text:style-name="P18"/>
      <text:p text:style-name="P19">During my PhD research I aim to more clearly define the neural correlates of music memory. </text:p>
      <text:p text:style-name="P19"/>
      <text:p text:style-name="P19">The initial evidence for a distinct memory for music separate from memory for other things comes from case studies. In 1996, Peretz describes patient CN who suffered from bilateral temporal lobe damage that led to a severe, music specific agnosia. CN could recognize <text:span text:style-name="T7">lyrics from songs, but did not recognize previously familiar melodies. </text:span><text:span text:style-name="T4">Her</text:span><text:span text:style-name="T9"> normal performance on tests of music perception (melody or tone discrimination) indicated that her agnosia was in fact music specific and was not a problem with the processing of melodic information. In contrast, Patient PM (Finke et al 2012) had severe semantic and episodic memory deficits, but performed like a healthy musician on a music recognition test. PM was a professional cellist until </text:span><text:span text:style-name="T4">he</text:span><text:span text:style-name="T9"> contracted encephalitis leading to severe ante- and retrograde amnesia. T</text:span><text:span text:style-name="T10">hese case studies indicate that memory for music can be dissociated from other types of memory. In fact, Peretz and Coltheart (2003) proposed that humans have a ‘musical lexicon’ that contains representations of all the musical phrases they have ever heard, and that this musical lexicon is separate from the verbal lexicon. </text:span></text:p>
      <text:p text:style-name="P19"><text:span text:style-name="T10"/></text:p>
      <text:p text:style-name="P21"><text:span text:style-name="T8">Groussard et al (2010) conducted a study using fMRI that showed the dissociation between neural patterns elicited by music and by verbal stimuli. Music produced bilateral activation in the superior temporal gyri, left middle cingulate, and the right insulate. Verbal stimuli produced left-sided activation in the inferior and middle temporal gyri, medial superior and inferior pars triangulatis, frontal gyri, and posterior MTG and right-sided activation in the inferior orbitofrontal cortex, middle temporal pole and the anterior part of the hippocampus and cerebellum. </text:span></text:p>
      <text:p text:style-name="P15"/>
      <text:p text:style-name="P15">Groussard et al 2009 – Neural correlates underlying musical semantic memory using PET</text:p>
      <text:list xml:id="list897434706729011732" text:style-name="L5">
        <text:list-item>
          <text:p text:style-name="P22"><text:span text:style-name="T8">the musical lexicon (and most widely musical semantic memory) appears to be sustained by a temporo-prefrontal cerebral network involving right and left cerebral regions.</text:span></text:p>
        </text:list-item>
      </text:list>
      <text:p text:style-name="P21"><text:span text:style-name="T10"/></text:p>
      <text:p text:style-name="P20"><text:span text:style-name="T8">Posterior inferior temporal cortex (PITC) may be an interface between lyrics and melody to facilitate the recognition of familiar songs (Saito et al, 2012)</text:span></text:p>
      <text:p text:style-name="P20"><text:span text:style-name="T8"/></text:p>
      <text:p text:style-name="P23"><text:span text:style-name="T8">When discussing memory for music, Alzheimer’s disease must be discussed. In Alzheimer’s disease, memory for music seems to be selectively spared. Long-term familiarity for melody and music lyrics is present even in severe Alzheimer’s and musical semantic memory seems to be preserved (Cuddy et al, 2012). Baird and Samson (2009) theorized that musical memory in these patients is spared because of the intact functioning of necessary brain regions that are spared in Alzheimer’s. In 2015, Jacobson showed that the ROI for musical memory is spared in AD.</text:span></text:p>
      <text:p text:style-name="P14"/>
      <text:p text:style-name="P16">Samson + Peretz 2005 – <text:span text:style-name="T6">temporal lobe is involved in musical memory, but implicit and explicit memory are separated and can be assisted through exposure – RTL formation of melody representations, LTL explicit retrieval of melodies</text:span></text:p>
      <text:p text:style-name="P14"/>
      <text:p text:style-name="P13">Abrams 2013 – ISS during music listening</text:p>
      <text:p text:style-name="P13"/>
      <text:p text:style-name="P1"><text:span text:style-name="T1">Study 1: </text:span>Neural Correlates of Music Familiarity</text:p>
      <text:list xml:id="list2767479230577010715" text:style-name="L1">
        <text:list-item>
          <text:p text:style-name="P5">Very controlled experiment in terms of familiarity</text:p>
        </text:list-item>
        <text:list-item>
          <text:p text:style-name="P5">BOLD contrasts – which areas are involved in music familiarity? Do we replicate what past studies have found? </text:p>
          <text:list>
            <text:list-item>
              <text:p text:style-name="P5"><text:soft-page-break/>Using PCA – are there different networks involved in music familiarity? </text:p>
            </text:list-item>
            <text:list-item>
              <text:p text:style-name="P5">familiar vs unfamiliar – How does the music familiarity “network” change as people become more familiar? Are fewer/different areas involved as music becomes more familiar?</text:p>
            </text:list-item>
            <text:list-item>
              <text:p text:style-name="P5">lyrics vs no-lyrics – how do lyrics affect <text:span text:style-name="T5">the </text:span>familiarity “network”? Are different areas involved than when lyrics are not present?</text:p>
            </text:list-item>
          </text:list>
        </text:list-item>
        <text:list-item>
          <text:p text:style-name="P5">Lucy – ISS </text:p>
          <text:list>
            <text:list-item>
              <text:p text:style-name="P5">Is there synchrony to music across people – does it become more prominent with familiarity? With lyrics?</text:p>
            </text:list-item>
          </text:list>
        </text:list-item>
      </text:list>
      <text:p text:style-name="P3"/>
      <text:p text:style-name="P2">Next steps:</text:p>
      <text:list xml:id="list6130243742639354501" text:style-name="L2">
        <text:list-item>
          <text:p text:style-name="P7"><text:span text:style-name="T1">How is music familiarity the same/different as memory for other things? (</text:span><text:span text:style-name="T2">what other things? </text:span><text:span text:style-name="T3">How would we test that?</text:span><text:span text:style-name="T2">)</text:span></text:p>
          <text:list>
            <text:list-item>
              <text:p text:style-name="P8"><text:span text:style-name="T1">v</text:span>erbal semantic vs musical semantic memory (Groussard et al, 2010)</text:p>
            </text:list-item>
          </text:list>
        </text:list-item>
        <text:list-item>
          <text:p text:style-name="P6">Are these differences the reason why musical memory is spared in AD?</text:p>
        </text:list-item>
      </text:list>
      <text:list xml:id="list5980628065800764693" text:style-name="L3">
        <text:list-item>
          <text:list>
            <text:list-item>
              <text:p text:style-name="P9">AD – why is musical memory spared?</text:p>
            </text:list-item>
          </text:list>
        </text:list-item>
        <text:list-item>
          <text:p text:style-name="P9">MCS – can familiar music <text:span text:style-name="T1">networks</text:span> be used as a marker of consciousness? <text:span text:style-name="T1">(like Lorina’s 2014 movie watching paper)</text:span></text:p>
        </text:list-item>
        <text:list-item>
          <text:p text:style-name="P10">Role of emotion</text:p>
        </text:list-item>
      </text:list>
      <text:p text:style-name="P1"/>
      <text:p text:style-name="P4">Other ideas:</text:p>
      <text:list xml:id="list2983722932996759720" text:style-name="L4">
        <text:list-item>
          <text:p text:style-name="P11">If there is a musician/non-musician difference in Study 1 could explore those differences further</text:p>
          <text:list>
            <text:list-item>
              <text:p text:style-name="P11">i.e. how does musical training affect music familiarity networks?</text:p>
            </text:list-item>
            <text:list-item>
              <text:p text:style-name="P12">Do you generally pay attention to the lyrics?</text:p>
            </text:list-item>
            <text:list-item>
              <text:p text:style-name="P12"/>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 Sternin</meta:initial-creator>
    <meta:creation-date>2017-04-28T12:55:47.426348000</meta:creation-date>
    <dc:date>2017-05-29T16:34:53.710562000</dc:date>
    <dc:creator>A Sternin</dc:creator>
    <meta:editing-duration>PT20H24M26S</meta:editing-duration>
    <meta:editing-cycles>15</meta:editing-cycles>
    <meta:generator>LibreOffice/5.2.3.3$MacOSX_X86_64 LibreOffice_project/d54a8868f08a7b39642414cf2c8ef2f228f780cf</meta:generator>
    <meta:document-statistic meta:table-count="0" meta:image-count="0" meta:object-count="0" meta:page-count="2" meta:paragraph-count="30" meta:word-count="690" meta:character-count="4401" meta:non-whitespace-character-count="3740"/>
  </office:meta>
</office:document-meta>
</file>